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urier New" svg:font-family="'Courier New'" style:font-adornments="Regular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rststyle-table-0" style:family="table">
      <style:table-properties style:width="10in" table:align="margins"/>
    </style:style>
    <style:style style:name="rststyle-table-0.A" style:family="table-column">
      <style:table-column-properties style:column-width="3.3333in" style:rel-column-width="21845*"/>
    </style:style>
    <style:style style:name="rststyle-table-0.A1" style:family="table-cell">
      <style:table-cell-properties fo:padding="0.0382in" fo:border-left="0.05pt solid #000000" fo:border-right="none" fo:border-top="0.05pt solid #000000" fo:border-bottom="0.05pt solid #000000"/>
    </style:style>
    <style:style style:name="rststyle-table-0.C1" style:family="table-cell">
      <style:table-cell-properties fo:padding="0.0382in" fo:border="0.05pt solid #000000"/>
    </style:style>
    <style:style style:name="rststyle-table-0.A2" style:family="table-cell">
      <style:table-cell-properties fo:padding="0.0382in" fo:border-left="0.05pt solid #000000" fo:border-right="none" fo:border-top="none" fo:border-bottom="0.05pt solid #000000"/>
    </style:style>
    <style:style style:name="rststyle-table-0.C2" style:family="table-cell">
      <style:table-cell-properties fo:padding="0.0382in" fo:border-left="0.05pt solid #000000" fo:border-right="0.05pt solid #000000" fo:border-top="none" fo:border-bottom="0.05pt solid #000000"/>
    </style:style>
    <style:style style:name="rststyle-table-1" style:family="table">
      <style:table-properties style:width="10in" table:align="margins" fo:background-color="#00b8ff">
        <style:background-image/>
      </style:table-properties>
    </style:style>
    <style:style style:name="rststyle-table-1.A" style:family="table-column">
      <style:table-column-properties style:column-width="3.3333in" style:rel-column-width="21845*"/>
    </style:style>
    <style:style style:name="rststyle-table-1.A1" style:family="table-cell">
      <style:table-cell-properties fo:padding="0.0382in" fo:border-left="5pt solid #000080" fo:border-right="none" fo:border-top="5pt solid #000080" fo:border-bottom="5pt solid #000080"/>
    </style:style>
    <style:style style:name="rststyle-table-1.C1" style:family="table-cell">
      <style:table-cell-properties fo:padding="0.0382in" fo:border="5pt solid #000080"/>
    </style:style>
    <style:style style:name="rststyle-table-1.A2" style:family="table-cell">
      <style:table-cell-properties fo:padding="0.0382in" fo:border-left="5pt solid #000080" fo:border-right="none" fo:border-top="none" fo:border-bottom="5pt solid #000080"/>
    </style:style>
    <style:style style:name="rststyle-table-1.C2" style:family="table-cell">
      <style:table-cell-properties fo:padding="0.0382in" fo:border-left="5pt solid #000080" fo:border-right="5pt solid #000080" fo:border-top="none" fo:border-bottom="5pt solid #00008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Preformatted_20_Text" style:master-page-name="rststyle-pagedefault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8_786283458"/><text:bookmark-start text:name="__DdeLink__10_786283458"/><text:bookmark-start text:name="__DdeLink__12_786283458"/>Table style 0<text:bookmark-end text:name="__DdeLink__10_786283458"/><text:bookmark-end text:name="__DdeLink__12_786283458"/> (rststyle-table-0) – the default table style</text:p>
      <table:table table:name="rststyle-table-0" table:style-name="rststyle-table-0">
        <table:table-column table:style-name="rststyle-table-0.A" table:number-columns-repeated="3"/>
        <table:table-row>
          <table:table-cell table:style-name="rststyle-table-0.A1" office:value-type="string">
            <text:p text:style-name="Table_20_Contents">Do not change the name of this table. <text:s/>rststyle-table-0 is the default style used by <text:s/>odf-odt writer.</text:p>
          </table:table-cell>
          <table:table-cell table:style-name="rststyle-table-0.A1" office:value-type="string">
            <text:p text:style-name="Table_20_Contents">Name all table styles with prefix “rststyle-table-”.</text:p>
          </table:table-cell>
          <table:table-cell table:style-name="rststyle-table-0.C1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</table:table>
      <text:p text:style-name="Standard"/>
      <text:p text:style-name="Standard"><text:bookmark-end text:name="__DdeLink__8_786283458"/>Table style 1 (rststyle-table-1) – another sample table style. <text:s/>Use the “class” directive to apply this style to a table.</text:p>
      <table:table table:name="rststyle-table-1" table:style-name="rststyle-table-1">
        <table:table-column table:style-name="rststyle-table-1.A" table:number-columns-repeated="3"/>
        <table:table-row>
          <table:table-cell table:style-name="rststyle-table-1.A1" office:value-type="string">
            <text:p text:style-name="Table_20_Contents"/>
          </table:table-cell>
          <table:table-cell table:style-name="rststyle-table-1.A1" office:value-type="string">
            <text:p text:style-name="Table_20_Contents"/>
          </table:table-cell>
          <table:table-cell table:style-name="rststyle-table-1.C1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ourier New" svg:font-family="'Courier New'" style:font-adornments="Regular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 style:writing-mode="lr-tb"/>
      <style:text-properties style:font-name="Courier New" fo:font-family="'Courier New'" style:font-style-name="Regular" style:font-family-generic="modern" style:font-pitch="fixed" fo:font-size="8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loext:graphic-properties draw:fill="none" draw:fill-color="#99ccff"/>
      <style:paragraph-properties fo:background-color="transparent"/>
    </style:style>
    <style:style style:name="rststyle-bulletitem" style:family="paragraph" style:parent-style-name="Standard" style:list-style-name="rststyle-bulletlist">
      <loext:graphic-properties draw:fill="none" draw:fill-color="#99ccff"/>
      <style:paragraph-properties fo:background-color="transparent"/>
    </style:style>
    <style:style style:name="rststyle-blockindent" style:family="paragraph">
      <style:paragraph-properties fo:margin-left="0.3937in" fo:margin-right="0in" fo:text-indent="0in" style:auto-text-indent="false"/>
    </style:style>
    <style:style style:name="rststyle-heading1" style:family="paragraph" style:parent-style-name="Heading_20_1" style:next-style-name="Text_20_body" style:default-outline-level="1" style:list-style-name="">
      <loext:graphic-properties draw:fill="none" draw:fill-color="#99ccff"/>
      <style:paragraph-properties fo:background-color="transparent"/>
    </style:style>
    <style:style style:name="rststyle-heading2" style:family="paragraph" style:parent-style-name="Heading_20_2" style:next-style-name="Text_20_body" style:default-outline-level="2" style:list-style-name=""/>
    <style:style style:name="rststyle-heading3" style:family="paragraph" style:parent-style-name="Heading_20_3" style:next-style-name="Text_20_body" style:default-outline-level="3" style:list-style-name=""/>
    <style:style style:name="rststyle-heading4" style:family="paragraph" style:parent-style-name="Heading_20_4" style:next-style-name="Text_20_body" style:default-outline-level="4" style:list-style-name=""/>
    <style:style style:name="rststyle-heading5" style:family="paragraph" style:parent-style-name="Heading_20_5" style:next-style-name="Text_20_body" style:default-outline-level="5" style:list-style-name=""/>
    <style:style style:name="rststyle-blockquote" style:family="paragraph" style:parent-style-name="Text_20_body" style:class="text">
      <loext:graphic-properties draw:fill="none" draw:fill-color="#99ccff"/>
      <style:paragraph-properties fo:margin-left="0.4in" fo:margin-right="0.8in" fo:text-align="start" style:justify-single-word="false" fo:text-indent="0in" style:auto-text-indent="false" fo:background-color="transparent"/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loext:graphic-properties draw:fill="none" draw:fill-color="#99ccff"/>
      <style:paragraph-properties fo:text-align="center" style:justify-single-word="false" fo:background-color="transparent"/>
    </style:style>
    <style:style style:name="rststyle-caption" style:family="paragraph" style:parent-style-name="Caption">
      <loext:graphic-properties draw:fill="none" draw:fill-color="#99ccff"/>
      <style:paragraph-properties fo:background-color="transparent"/>
    </style:style>
    <style:style style:name="rststyle-codeblock" style:family="paragraph" style:parent-style-name="Preformatted_20_Text">
      <loext:graphic-properties draw:fill="solid" draw:fill-color="#ccffff" draw:opacity="100%"/>
      <style:paragraph-properties fo:margin-left="0.1965in" fo:margin-right="0in" fo:margin-top="0.0598in" fo:margin-bottom="0.0598in" loext:contextual-spacing="false" fo:text-indent="0in" style:auto-text-indent="false" fo:background-color="#ccffff" fo:padding="0.0201in" fo:border="0.06pt solid #000000" style:shadow="none"/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loext:graphic-properties draw:fill="none" draw:fill-color="#99ccff"/>
      <style:paragraph-properties style:page-number="auto" fo:background-color="transparent"/>
    </style:style>
    <style:style style:name="rststyle-footnote" style:family="paragraph" style:parent-style-name="Footnote"/>
    <style:style style:name="rststyle-attribution" style:family="paragraph" style:parent-style-name="rststyle-blockquote">
      <loext:graphic-properties draw:fill="none" draw:fill-color="#99ccff"/>
      <style:paragraph-properties fo:text-align="end" style:justify-single-word="false" fo:background-color="transparent"/>
      <style:text-properties fo:font-style="italic" fo:font-weight="bold"/>
    </style:style>
    <style:style style:name="rststyle-epigraph" style:family="paragraph" style:parent-style-name="rststyle-blockquote">
      <loext:graphic-properties draw:fill="none" draw:fill-color="#99ccff"/>
      <style:paragraph-properties fo:text-align="start" style:justify-single-word="false" fo:background-color="transparent"/>
      <style:text-properties fo:font-style="italic"/>
    </style:style>
    <style:style style:name="rststyle-highlights" style:family="paragraph" style:parent-style-name="rststyle-blockquote">
      <loext:graphic-properties draw:fill="none" draw:fill-color="#99ccff"/>
      <style:paragraph-properties fo:background-color="transparent"/>
    </style:style>
    <style:style style:name="rststyle-blockquote-bulletitem" style:family="paragraph" style:parent-style-name="Standard">
      <loext:graphic-properties draw:fill="none" draw:fill-color="#99ccff"/>
      <style:paragraph-properties fo:margin-left="0.4in" fo:margin-right="0.8in" fo:text-indent="0in" style:auto-text-indent="false" fo:background-color="transparent"/>
    </style:style>
    <style:style style:name="rststyle-blockquote-enumitem" style:family="paragraph" style:parent-style-name="Standard">
      <loext:graphic-properties draw:fill="none" draw:fill-color="#99ccff"/>
      <style:paragraph-properties fo:margin-left="0.4in" fo:margin-right="0.8in" fo:text-indent="0in" style:auto-text-indent="false" fo:background-color="transparent"/>
    </style:style>
    <style:style style:name="rststyle-highlights-bulletitem" style:family="paragraph" style:parent-style-name="Standard">
      <loext:graphic-properties draw:fill="none" draw:fill-color="#99ccff"/>
      <style:paragraph-properties fo:margin-left="0.7874in" fo:margin-right="0.7874in" fo:text-indent="0in" style:auto-text-indent="false" fo:background-color="transparent"/>
    </style:style>
    <style:style style:name="rststyle-highlights-enumitem" style:family="paragraph" style:parent-style-name="Standard">
      <loext:graphic-properties draw:fill="none" draw:fill-color="#99ccff"/>
      <style:paragraph-properties fo:margin-left="0.7874in" fo:margin-right="0.7874in" fo:text-indent="0in" style:auto-text-indent="false" fo:background-color="transparent"/>
    </style:style>
    <style:style style:name="rststyle-epigraph-bulletitem" style:family="paragraph" style:parent-style-name="Standard">
      <loext:graphic-properties draw:fill="none" draw:fill-color="#99ccff"/>
      <style:paragraph-properties fo:margin-left="0.7874in" fo:margin-right="0.7874in" fo:text-indent="0in" style:auto-text-indent="false" fo:background-color="transparent"/>
    </style:style>
    <style:style style:name="rststyle-epigraph-enumitem" style:family="paragraph" style:parent-style-name="Standard">
      <loext:graphic-properties draw:fill="none" draw:fill-color="#99ccff"/>
      <style:paragraph-properties fo:margin-left="0.7874in" fo:margin-right="0.7874in" fo:text-indent="0in" style:auto-text-indent="false" fo:background-color="transparent"/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1" style:list-style-name="">
      <loext:graphic-properties draw:fill="none" draw:fill-color="#99ccff"/>
      <style:paragraph-properties fo:background-color="transparent"/>
      <style:text-properties fo:color="#ff3366"/>
    </style:style>
    <style:style style:name="rststyle-heading6" style:family="paragraph" style:parent-style-name="Heading_20_6" style:next-style-name="Text_20_body" style:default-outline-level="6" style:list-style-name=""/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 loext:contextual-spacing="false"/>
    </style:style>
    <style:style style:name="rststyle-lineblock2" style:family="paragraph" style:parent-style-name="rststyle-textbody">
      <style:paragraph-properties fo:margin-left="0.4in" fo:margin-right="0in" fo:margin-top="0in" fo:margin-bottom="0in" loext:contextual-spacing="false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loext:contextual-spacing="false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loext:contextual-spacing="false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loext:contextual-spacing="false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loext:contextual-spacing="false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deflist-term-1" style:family="paragraph" style:parent-style-name="Text_20_body">
      <style:text-properties fo:font-weight="bold"/>
    </style:style>
    <style:style style:name="rststyle-deflist-def-1" style:family="paragraph" style:parent-style-name="Text_20_body">
      <style:paragraph-properties fo:margin-left="0.25in" fo:margin-right="0in" fo:text-indent="0in" style:auto-text-indent="false"/>
    </style:style>
    <style:style style:name="rststyle-deflist-term-2" style:family="paragraph" style:parent-style-name="Text_20_body">
      <style:paragraph-properties fo:margin-left="0.25in" fo:margin-right="0in" fo:text-indent="0in" style:auto-text-indent="false"/>
      <style:text-properties fo:font-weight="bold"/>
    </style:style>
    <style:style style:name="rststyle-deflist-def-2" style:family="paragraph" style:parent-style-name="Text_20_body">
      <style:paragraph-properties fo:margin-left="0.5in" fo:margin-right="0in" fo:text-indent="0in" style:auto-text-indent="false"/>
    </style:style>
    <style:style style:name="rststyle-deflist-def-3" style:family="paragraph" style:parent-style-name="Text_20_body">
      <style:paragraph-properties fo:margin-left="0.75in" fo:margin-right="0in" fo:text-indent="0in" style:auto-text-indent="false"/>
    </style:style>
    <style:style style:name="rststyle-deflist-term-3" style:family="paragraph" style:parent-style-name="Text_20_body">
      <style:paragraph-properties fo:margin-left="0.5in" fo:margin-right="0in" fo:text-indent="0in" style:auto-text-indent="false"/>
      <style:text-properties fo:font-weight="bold"/>
    </style:style>
    <style:style style:name="rststyle-deflist-term-4" style:family="paragraph" style:parent-style-name="Text_20_body">
      <style:paragraph-properties fo:margin-left="0.75in" fo:margin-right="0in" fo:text-indent="0in" style:auto-text-indent="false"/>
      <style:text-properties fo:font-weight="bold"/>
    </style:style>
    <style:style style:name="rststyle-deflist-term-5" style:family="paragraph" style:parent-style-name="Text_20_body">
      <style:paragraph-properties fo:margin-left="1in" fo:margin-right="0in" fo:text-indent="0in" style:auto-text-indent="false"/>
      <style:text-properties fo:font-weight="bold"/>
    </style:style>
    <style:style style:name="rststyle-deflist-def-4" style:family="paragraph" style:parent-style-name="Text_20_body">
      <style:paragraph-properties fo:margin-left="1in" fo:margin-right="0in" fo:text-indent="0in" style:auto-text-indent="false"/>
    </style:style>
    <style:style style:name="rststyle-deflist-def-5" style:family="paragraph" style:parent-style-name="Text_20_body">
      <style:paragraph-properties fo:margin-left="1.25in" fo:margin-right="0in" fo:text-indent="0in" style:auto-text-indent="false"/>
    </style:style>
    <style:style style:name="rststyle-codeblock-indented" style:family="paragraph" style:parent-style-name="rststyle-codeblock">
      <style:paragraph-properties fo:margin-left="0.8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Teletyp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 draw:shadow-opacity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1in" fo:margin-bottom="1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2"/>
    <style:master-page style:name="rststyle-page-bottom" style:page-layout-name="Mpm3">
      <style:footer>
        <text:p text:style-name="MP1">Page <text:page-number text:select-page="current">0</text:page-number></text:p>
      </style:footer>
    </style:master-page>
    <style:master-page style:name="rststyle-page-top" style:page-layout-name="Mpm4">
      <style:header>
        <text:p text:style-name="MP2">Page <text:page-number text:select-page="current">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meta:initial-creator>dkuhlman</meta:initial-creator>
    <meta:creation-date>2006-08-15T13:56:07</meta:creation-date>
    <dc:date>2018-02-09T16:36:42.831855638</dc:date>
    <meta:editing-cycles>110</meta:editing-cycles>
    <meta:editing-duration>P1DT11H38M48S</meta:editing-duration>
    <meta:document-statistic meta:table-count="2" meta:image-count="0" meta:object-count="0" meta:page-count="1" meta:paragraph-count="6" meta:word-count="55" meta:character-count="344" meta:non-whitespace-character-count="290"/>
    <meta:user-defined meta:name="Info 1"/>
    <meta:user-defined meta:name="Info 2"/>
    <meta:user-defined meta:name="Info 3"/>
    <meta:user-defined meta:name="Info 4"/>
  </office:meta>
</office:document-meta>
</file>